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3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3.2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4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able-cell-properties fo:wrap-option="wrap" style:vertical-align="top"/>
    </style:style>
    <style:style style:name="ce25" style:family="table-cell" style:parent-style-name="Default">
      <style:table-cell-properties fo:background-color="#ff8000" fo:wrap-option="wrap" fo:border="0.06pt solid #000000" style:vertical-align="top"/>
      <style:text-properties fo:color="#ffffff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cccc" fo:wrap-option="wrap" fo:border="0.06pt solid #000000" style:vertical-align="top"/>
      <style:text-properties fo:font-size="12pt" style:font-size-asian="12pt" style:font-size-complex="12pt"/>
    </style:style>
    <style:style style:name="ce27" style:family="table-cell" style:parent-style-name="Default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ce28" style:family="table-cell" style:parent-style-name="Default">
      <style:table-cell-properties fo:wrap-option="wrap" fo:border="0.06pt solid #000000" style:vertical-align="top"/>
      <style:text-properties fo:color="#ff0000" fo:font-size="12pt" style:font-size-asian="12pt" style:font-size-complex="12pt"/>
    </style:style>
    <style:style style:name="ce29" style:family="table-cell" style:parent-style-name="Default">
      <style:table-cell-properties style:vertical-align="top"/>
    </style:style>
    <style:style style:name="ce7" style:family="table-cell" style:parent-style-name="Default">
      <style:table-cell-properties fo:background-color="#ff800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ffffff" fo:wrap-option="wrap" fo:border="0.06pt solid #000000" style:vertical-align="top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ll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1" table:default-cell-style-name="ce24"/>
        <table:table-column table:style-name="co3" table:default-cell-style-name="ce24"/>
        <table:table-column table:style-name="co1" table:default-cell-style-name="ce24"/>
        <table:table-column table:style-name="co4" table:default-cell-style-name="ce24"/>
        <table:table-column table:style-name="co1" table:default-cell-style-name="ce24"/>
        <table:table-column table:style-name="co4" table:default-cell-style-name="ce24"/>
        <table:table-column table:style-name="co1" table:number-columns-repeated="1016" table:default-cell-style-name="ce24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[Kind of Topic] Services</text:p>
          </table:table-cell>
          <table:table-cell/>
          <table:table-cell table:style-name="ce25" office:value-type="string" calcext:value-type="string">
            <text:p>Services 1 (Description part)</text:p>
          </table:table-cell>
          <table:table-cell/>
          <table:table-cell table:style-name="ce25" office:value-type="string" calcext:value-type="string">
            <text:p>Services 2 (Link part)</text:p>
          </table:table-cell>
          <table:table-cell/>
          <table:table-cell table:style-name="ce25" office:value-type="string" calcext:value-type="string">
            <text:p>[Group] All Servic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Service Name: text [10chr – 50chr]</text:p>
          </table:table-cell>
          <table:table-cell/>
          <table:table-cell table:style-name="ce26" office:value-type="string" calcext:value-type="string">
            <text:p>Case Studies: list [3:5 case studies]</text:p>
          </table:table-cell>
          <table:table-cell/>
          <table:table-cell table:style-name="ce26" office:value-type="string" calcext:value-type="string">
            <text:p>Introduction: text [500chr-10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7" office:value-type="string" calcext:value-type="string">
            <text:p>All services: list [30 services]</text:p>
          </table:table-cell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Team Members: list [3:5 employees]</text:p>
          </table:table-cell>
          <table:table-cell/>
          <table:table-cell table:style-name="ce29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/>
          <table:table-cell table:style-name="ce25" office:value-type="string" calcext:value-type="string">
            <text:p>[Kind of Topic] Areas</text:p>
          </table:table-cell>
          <table:table-cell/>
          <table:table-cell table:style-name="ce25" office:value-type="string" calcext:value-type="string">
            <text:p>Area 1 (Description part)</text:p>
          </table:table-cell>
          <table:table-cell/>
          <table:table-cell table:style-name="ce25" office:value-type="string" calcext:value-type="string">
            <text:p>Area 2 (Link part)</text:p>
          </table:table-cell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Area Name: text [10chr – 50chr]</text:p>
          </table:table-cell>
          <table:table-cell/>
          <table:table-cell table:style-name="ce26" office:value-type="string" calcext:value-type="string">
            <text:p>Services: list [3:10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3:5 case studies]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Overview of the area [multiple paragraphs of 500chr -1000chr]</text:p>
          </table:table-cell>
          <table:table-cell/>
          <table:table-cell table:style-name="ce26" office:value-type="string" calcext:value-type="string">
            <text:p>Overview of the service [multiple paragraphs of 500chr -1000chr]</text:p>
          </table:table-cell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ce27" office:value-type="string" calcext:value-type="string">
            <text:p>Images/Diagrams: images [0:3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Services: list [3:10 servic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ase Studies: list [3:5 case studies]</text:p>
          </table:table-cell>
          <table:table-cell/>
          <table:table-cell table:style-name="ce29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eam Members: list [3:5 employees]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5" office:value-type="string" calcext:value-type="string">
            <text:p>[Kind of Topic] Employees</text:p>
          </table:table-cell>
          <table:table-cell/>
          <table:table-cell table:style-name="ce25" office:value-type="string" calcext:value-type="string">
            <text:p>Employees 1 (Description part)</text:p>
          </table:table-cell>
          <table:table-cell/>
          <table:table-cell table:style-name="ce25" office:value-type="string" calcext:value-type="string">
            <text:p>Employees 2 (Link part)</text:p>
          </table:table-cell>
          <table:table-cell/>
          <table:table-cell table:style-name="ce25" office:value-type="string" calcext:value-type="string">
            <text:p>[Group] All Employees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/>
          <table:table-cell table:style-name="ce26" office:value-type="string" calcext:value-type="string">
            <text:p>Services: list [3:5 services]</text:p>
          </table:table-cell>
          <table:table-cell/>
          <table:table-cell table:style-name="ce26" office:value-type="string" calcext:value-type="string">
            <text:p>Employee Name: text [10chr – 50chr]</text:p>
          </table:table-cell>
          <table:table-cell table:number-columns-repeated="1016"/>
        </table:table-row>
        <table:table-row table:style-name="ro3"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Profile pictur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/>
          <table:table-cell table:style-name="ce30" office:value-type="string" calcext:value-type="string">
            <text:p>Role: text [50chr – 100chr]</text:p>
          </table:table-cell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ce26" office:value-type="string" calcext:value-type="string">
            <text:p>Role: text [50chr – 1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ce27" office:value-type="string" calcext:value-type="string">
            <text:p>What the expert does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ce26" office:value-type="string" calcext:value-type="string">
            <text:p>How a day in the life of the expert looks like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ce27" office:value-type="string" calcext:value-type="string">
            <text:p>Expert’s Advice: text [multiple paragraphs of 500chr -1000chr]</text:p>
          </table:table-cell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table:style-name="ce26" office:value-type="string" calcext:value-type="string">
            <text:p>Services: list [3:5 services]</text:p>
          </table:table-cell>
          <table:table-cell table:number-columns-repeated="1022"/>
        </table:table-row>
        <table:table-row table:style-name="ro3"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5" office:value-type="string" calcext:value-type="string">
            <text:p>[Kind of Topic] Case Studies</text:p>
          </table:table-cell>
          <table:table-cell/>
          <table:table-cell table:style-name="ce25" office:value-type="string" calcext:value-type="string">
            <text:p>Case Studies 1 (Description part)</text:p>
          </table:table-cell>
          <table:table-cell/>
          <table:table-cell table:style-name="ce25" office:value-type="string" calcext:value-type="string">
            <text:p>Case Studies 2 (Link part)</text:p>
          </table:table-cell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Title: text [50chr – 200chr]</text:p>
          </table:table-cell>
          <table:table-cell/>
          <table:table-cell table:style-name="ce26" office:value-type="string" calcext:value-type="string">
            <text:p>Experts Involved: list [3:5]</text:p>
          </table:table-cell>
          <table:table-cell table:number-columns-repeated="1018"/>
        </table:table-row>
        <table:table-row table:style-name="ro3">
          <table:table-cell/>
          <table:table-cell table:style-name="ce28" office:value-type="string" calcext:value-type="string">
            <text:p>Showcase Image: image</text:p>
          </table:table-cell>
          <table:table-cell/>
          <table:table-cell table:style-name="ce28" office:value-type="string" calcext:value-type="string">
            <text:p>Showcase Image: image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ce26" office:value-type="string" calcext:value-type="string">
            <text:p>Description of the case study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8" office:value-type="string" calcext:value-type="string">
            <text:p>Images/Diagrams: images [0:3]</text:p>
          </table:table-cell>
          <table:table-cell/>
          <table:table-cell table:style-name="ce28" office:value-type="string" calcext:value-type="string">
            <text:p>Images/Diagrams: images [0:3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Experts Involved: list [3:5]</text:p>
          </table:table-cell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5" office:value-type="string" calcext:value-type="string">
            <text:p>[Topic] The Company </text:p>
          </table:table-cell>
          <table:table-cell/>
          <table:table-cell table:style-name="ce25" office:value-type="string" calcext:value-type="string">
            <text:p>The Company 1 </text:p>
          </table:table-cell>
          <table:table-cell/>
          <table:table-cell table:style-name="ce25" office:value-type="string" calcext:value-type="string">
            <text:p>The Company 2</text:p>
          </table:table-cell>
          <table:table-cell table:number-columns-repeated="1018"/>
        </table:table-row>
        <table:table-row table:style-name="ro6"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Response Profile: text [1000chr]</text:p>
          </table:table-cell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 table:number-columns-repeated="1018"/>
        </table:table-row>
        <table:table-row table:style-name="ro4"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ce27" office:value-type="string" calcext:value-type="string">
            <text:p>Our Purpose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Our Values and Ethics: text [multiple paragraphs of 500chr -1000chr]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5" office:value-type="string" calcext:value-type="string">
            <text:p>[Topic] Contacts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Introductive paragraph: text [500chr – 1000chr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Contact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6" office:value-type="string" calcext:value-type="string">
            <text:p>Locations: map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ocial Networks: images [3:5]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7">
          <table:table-cell/>
          <table:table-cell table:style-name="ce25" office:value-type="string" calcext:value-type="string">
            <text:p>[Kind of Topic] Business Sectors</text:p>
          </table:table-cell>
          <table:table-cell/>
          <table:table-cell table:style-name="ce7" office:value-type="string" calcext:value-type="string">
            <text:p>Business Sectors 1 </text:p>
            <text:p>(Description part)</text:p>
          </table:table-cell>
          <table:table-cell table:style-name="Default"/>
          <table:table-cell table:style-name="ce7" office:value-type="string" calcext:value-type="string">
            <text:p>Business Sectors 2</text:p>
            <text:p>(Link part)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Business Sector Name: text [10chr – 50chr]</text:p>
          </table:table-cell>
          <table:table-cell/>
          <table:table-cell table:style-name="ce26" office:value-type="string" calcext:value-type="string">
            <text:p>Business Sector Name: text [10chr – 50chr]</text:p>
          </table:table-cell>
          <table:table-cell table:style-name="Default"/>
          <table:table-cell table:style-name="ce26" office:value-type="string" calcext:value-type="string">
            <text:p>Services: list [3:5 services]</text:p>
          </table:table-cell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Showcase Image: image</text:p>
          </table:table-cell>
          <table:table-cell/>
          <table:table-cell table:style-name="ce27" office:value-type="string" calcext:value-type="string">
            <text:p>Case Studies: list [1:3 case studies]</text:p>
          </table:table-cell>
          <table:table-cell table:number-columns-repeated="1018"/>
        </table:table-row>
        <table:table-row table:style-name="ro4"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ce26" office:value-type="string" calcext:value-type="string">
            <text:p>Business Sector Description: text [multiple paragraphs of 500chr -1000chr]</text:p>
          </table:table-cell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27" office:value-type="string" calcext:value-type="string">
            <text:p>Services: list [3:5 services]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/>
          <table:table-cell table:style-name="ce26" office:value-type="string" calcext:value-type="string">
            <text:p>Case Studies: list [1:3 case studies]</text:p>
          </table:table-cell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07:04:10.234938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05-09T07:13:15.211978758</dc:date>
    <meta:editing-duration>PT1H47M9S</meta:editing-duration>
    <meta:editing-cycles>17</meta:editing-cycles>
    <meta:document-statistic meta:table-count="1" meta:cell-count="97" meta:object-count="0"/>
  </office:meta>
</office:document-meta>
</file>